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89b28" officeooo:paragraph-rsid="00089b28"/>
    </style:style>
    <style:style style:name="P2" style:family="paragraph" style:parent-style-name="Text_20_body">
      <style:text-properties officeooo:rsid="0009ddec" officeooo:paragraph-rsid="0009ddec"/>
    </style:style>
    <style:style style:name="P3" style:family="paragraph" style:parent-style-name="Title">
      <style:text-properties officeooo:rsid="00089b28" officeooo:paragraph-rsid="00089b28"/>
    </style:style>
    <style:style style:name="P4" style:family="paragraph" style:parent-style-name="Text_20_body" style:list-style-name="L1">
      <style:text-properties officeooo:rsid="0008ec8a" officeooo:paragraph-rsid="0008ec8a"/>
    </style:style>
    <style:style style:name="P5" style:family="paragraph" style:parent-style-name="Text_20_body" style:list-style-name="L1">
      <style:text-properties officeooo:rsid="00139765" officeooo:paragraph-rsid="00139765"/>
    </style:style>
    <style:style style:name="P6" style:family="paragraph" style:parent-style-name="Text_20_body" style:list-style-name="L1">
      <style:text-properties officeooo:rsid="0014ed48" officeooo:paragraph-rsid="0014ed48"/>
    </style:style>
    <style:style style:name="P7" style:family="paragraph" style:parent-style-name="Text_20_body" style:list-style-name="L1">
      <style:text-properties officeooo:rsid="0015453c" officeooo:paragraph-rsid="0015453c"/>
    </style:style>
    <style:style style:name="P8" style:family="paragraph" style:parent-style-name="Text_20_body" style:list-style-name="L1">
      <style:text-properties officeooo:rsid="0016ddf2" officeooo:paragraph-rsid="0016ddf2"/>
    </style:style>
    <style:style style:name="P9" style:family="paragraph" style:parent-style-name="Text_20_body" style:list-style-name="L1">
      <style:text-properties officeooo:rsid="001c42c9" officeooo:paragraph-rsid="001c42c9"/>
    </style:style>
    <style:style style:name="P10" style:family="paragraph" style:parent-style-name="Text_20_body" style:list-style-name="L1">
      <style:text-properties officeooo:rsid="0009ddec" officeooo:paragraph-rsid="0009ddec"/>
    </style:style>
    <style:style style:name="P11" style:family="paragraph" style:parent-style-name="Text_20_body" style:list-style-name="L1">
      <style:text-properties officeooo:rsid="000a82e1" officeooo:paragraph-rsid="000a82e1"/>
    </style:style>
    <style:style style:name="P12" style:family="paragraph" style:parent-style-name="Text_20_body" style:list-style-name="L1">
      <style:text-properties officeooo:rsid="000b1f58" officeooo:paragraph-rsid="000b1f58"/>
    </style:style>
    <style:style style:name="P13" style:family="paragraph" style:parent-style-name="Text_20_body" style:list-style-name="L1">
      <style:text-properties officeooo:rsid="000c51ff" officeooo:paragraph-rsid="000c51ff"/>
    </style:style>
    <style:style style:name="P14" style:family="paragraph" style:parent-style-name="Text_20_body" style:list-style-name="L1">
      <style:text-properties officeooo:rsid="000c52bc" officeooo:paragraph-rsid="000c52bc"/>
    </style:style>
    <style:style style:name="P15" style:family="paragraph" style:parent-style-name="Text_20_body" style:list-style-name="L1">
      <style:text-properties officeooo:rsid="000e0789" officeooo:paragraph-rsid="000e0789"/>
    </style:style>
    <style:style style:name="P16" style:family="paragraph" style:parent-style-name="Text_20_body" style:list-style-name="L1">
      <style:text-properties officeooo:rsid="000e7583" officeooo:paragraph-rsid="000e7583"/>
    </style:style>
    <style:style style:name="P17" style:family="paragraph" style:parent-style-name="Text_20_body" style:list-style-name="L1">
      <style:text-properties officeooo:rsid="000ff227" officeooo:paragraph-rsid="000ff227"/>
    </style:style>
    <style:style style:name="P18" style:family="paragraph" style:parent-style-name="Text_20_body" style:list-style-name="L1">
      <style:text-properties officeooo:rsid="00117a9e" officeooo:paragraph-rsid="00117a9e"/>
    </style:style>
    <style:style style:name="P19" style:family="paragraph" style:parent-style-name="Text_20_body" style:list-style-name="L1">
      <style:text-properties officeooo:rsid="00184856" officeooo:paragraph-rsid="00184856"/>
    </style:style>
    <style:style style:name="P20" style:family="paragraph" style:parent-style-name="Text_20_body" style:list-style-name="L1">
      <style:text-properties officeooo:rsid="001851e8" officeooo:paragraph-rsid="001851e8"/>
    </style:style>
    <style:style style:name="P21" style:family="paragraph" style:parent-style-name="Text_20_body" style:list-style-name="L1">
      <style:text-properties officeooo:rsid="0018f268" officeooo:paragraph-rsid="0018f268"/>
    </style:style>
    <style:style style:name="P22" style:family="paragraph" style:parent-style-name="Text_20_body" style:list-style-name="L1">
      <style:text-properties officeooo:rsid="001ae7a2" officeooo:paragraph-rsid="001ae7a2"/>
    </style:style>
    <style:style style:name="P23" style:family="paragraph" style:parent-style-name="Text_20_body" style:list-style-name="L1">
      <style:text-properties officeooo:rsid="001d94ab" officeooo:paragraph-rsid="001d94ab"/>
    </style:style>
    <style:style style:name="P24" style:family="paragraph" style:parent-style-name="Text_20_body" style:list-style-name="L1">
      <style:text-properties officeooo:rsid="001dbb52" officeooo:paragraph-rsid="001dbb52"/>
    </style:style>
    <style:style style:name="P25" style:family="paragraph" style:parent-style-name="Text_20_body" style:list-style-name="L1">
      <style:text-properties officeooo:rsid="001e6f02" officeooo:paragraph-rsid="001e6f02"/>
    </style:style>
    <style:style style:name="P26" style:family="paragraph" style:parent-style-name="Text_20_body" style:list-style-name="L1">
      <style:text-properties officeooo:rsid="0020434c" officeooo:paragraph-rsid="0020434c"/>
    </style:style>
    <style:style style:name="P27" style:family="paragraph" style:parent-style-name="Text_20_body" style:list-style-name="L1">
      <style:text-properties officeooo:rsid="00213811" officeooo:paragraph-rsid="00213811"/>
    </style:style>
    <style:style style:name="P28" style:family="paragraph" style:parent-style-name="Text_20_body" style:list-style-name="L1">
      <style:text-properties officeooo:rsid="00219680" officeooo:paragraph-rsid="00219680"/>
    </style:style>
    <style:style style:name="P29" style:family="paragraph" style:parent-style-name="Text_20_body" style:list-style-name="L3">
      <style:text-properties officeooo:rsid="002238b4" officeooo:paragraph-rsid="002399d0"/>
    </style:style>
    <style:style style:name="P30" style:family="paragraph" style:parent-style-name="Text_20_body" style:list-style-name="L3">
      <style:text-properties officeooo:rsid="0023bd55" officeooo:paragraph-rsid="0023bd55"/>
    </style:style>
    <style:style style:name="P31" style:family="paragraph" style:parent-style-name="Text_20_body" style:list-style-name="L3">
      <style:text-properties officeooo:rsid="0024ff47" officeooo:paragraph-rsid="0024ff47"/>
    </style:style>
    <style:style style:name="P32" style:family="paragraph" style:parent-style-name="Text_20_body" style:list-style-name="L3">
      <style:text-properties officeooo:rsid="002758ca" officeooo:paragraph-rsid="002758ca"/>
    </style:style>
    <style:style style:name="P33" style:family="paragraph" style:parent-style-name="Text_20_body" style:list-style-name="L3">
      <style:text-properties officeooo:rsid="00284736" officeooo:paragraph-rsid="00284736"/>
    </style:style>
    <style:style style:name="P34" style:family="paragraph" style:parent-style-name="Text_20_body" style:list-style-name="L3">
      <style:text-properties officeooo:rsid="002acd9a" officeooo:paragraph-rsid="002acd9a"/>
    </style:style>
    <style:style style:name="P35" style:family="paragraph" style:parent-style-name="Text_20_body" style:list-style-name="L3">
      <style:text-properties officeooo:rsid="002c44be" officeooo:paragraph-rsid="002c44be"/>
    </style:style>
    <style:style style:name="P36" style:family="paragraph" style:parent-style-name="Text_20_body" style:list-style-name="L3">
      <style:text-properties officeooo:rsid="002e4398" officeooo:paragraph-rsid="002e4398"/>
    </style:style>
    <style:style style:name="P37" style:family="paragraph" style:parent-style-name="Text_20_body" style:list-style-name="L3">
      <style:text-properties officeooo:rsid="002f4dfe" officeooo:paragraph-rsid="002f4dfe"/>
    </style:style>
    <style:style style:name="P38" style:family="paragraph" style:parent-style-name="Text_20_body" style:list-style-name="L3">
      <style:text-properties officeooo:rsid="0030478f" officeooo:paragraph-rsid="0030478f"/>
    </style:style>
    <style:style style:name="T1" style:family="text">
      <style:text-properties officeooo:rsid="000d92a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d92a0"/>
    </style:style>
    <style:style style:name="T4" style:family="text">
      <style:text-properties style:text-underline-style="solid" style:text-underline-width="auto" style:text-underline-color="font-color" officeooo:rsid="000dbf89"/>
    </style:style>
    <style:style style:name="T5" style:family="text">
      <style:text-properties style:text-underline-style="solid" style:text-underline-width="auto" style:text-underline-color="font-color" officeooo:rsid="00104782"/>
    </style:style>
    <style:style style:name="T6" style:family="text">
      <style:text-properties style:text-underline-style="solid" style:text-underline-width="auto" style:text-underline-color="font-color" officeooo:rsid="001c4c0f"/>
    </style:style>
    <style:style style:name="T7" style:family="text">
      <style:text-properties style:text-underline-style="solid" style:text-underline-width="auto" style:text-underline-color="font-color" officeooo:rsid="00284736"/>
    </style:style>
    <style:style style:name="T8" style:family="text">
      <style:text-properties style:text-underline-style="solid" style:text-underline-width="auto" style:text-underline-color="font-color" officeooo:rsid="002cc433"/>
    </style:style>
    <style:style style:name="T9" style:family="text">
      <style:text-properties style:text-underline-style="none" officeooo:rsid="00104782"/>
    </style:style>
    <style:style style:name="T10" style:family="text">
      <style:text-properties officeooo:rsid="0012467e"/>
    </style:style>
    <style:style style:name="T11" style:family="text">
      <style:text-properties officeooo:rsid="00133729"/>
    </style:style>
    <style:style style:name="T12" style:family="text">
      <style:text-properties officeooo:rsid="00152b3f"/>
    </style:style>
    <style:style style:name="T13" style:family="text">
      <style:text-properties officeooo:rsid="00157f11"/>
    </style:style>
    <style:style style:name="T14" style:family="text">
      <style:text-properties officeooo:rsid="001b9ba7"/>
    </style:style>
    <style:style style:name="T15" style:family="text">
      <style:text-properties officeooo:rsid="001c4c0f"/>
    </style:style>
    <style:style style:name="T16" style:family="text">
      <style:text-properties officeooo:rsid="002399d0"/>
    </style:style>
    <style:style style:name="T17" style:family="text">
      <style:text-properties officeooo:rsid="0024ff47"/>
    </style:style>
    <style:style style:name="T18" style:family="text">
      <style:text-properties officeooo:rsid="0025de64"/>
    </style:style>
    <style:style style:name="T19" style:family="text">
      <style:text-properties officeooo:rsid="00284736"/>
    </style:style>
    <style:style style:name="T20" style:family="text">
      <style:text-properties officeooo:rsid="0029322d"/>
    </style:style>
    <style:style style:name="T21" style:family="text">
      <style:text-properties officeooo:rsid="002cc4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TORIA</text:p>
      <text:list xml:id="list2042884752601388597" text:style-name="L3">
        <text:list-item>
          <text:p text:style-name="P29">La destra aveva portato all'unificazione, ma perse consensi a causa delle nuove tasse e riforme</text:p>
          <text:list>
            <text:list-item>
              <text:p text:style-name="P29"><text:span text:style-name="T16">1875: </text:span>Tassa sul macinato di Quintino Sella, <text:span text:style-name="T16">penalizza tutti soprattutto i poveri</text:span></text:p>
            </text:list-item>
          </text:list>
        </text:list-item>
        <text:list-item>
          <text:p text:style-name="P30">1874 la sinistra ottiene i voti, ma non il potere poiché molti cattolici non erano andati a votare per il non expedit del Papa</text:p>
        </text:list-item>
        <text:list-item>
          <text:p text:style-name="P30">1876 Governo Agostino Depretis <text:span text:style-name="T19">(</text:span><text:span text:style-name="T7">governo trasformista</text:span><text:span text:style-name="T19">)</text:span></text:p>
          <text:list>
            <text:list-item>
              <text:p text:style-name="P30">Esponente di sinistra, <text:span text:style-name="T17">ma legato al capitalismo e al nord</text:span></text:p>
            </text:list-item>
            <text:list-item>
              <text:p text:style-name="P31">Trasformismo: accontenta richieste di chi è disposto a votarlo</text:p>
            </text:list-item>
            <text:list-item>
              <text:p text:style-name="P31">Allarga il suffragio ai maschi con più di 21 anni che sia alfabetizzato <text:span text:style-name="T18">o con pagamento di 20 lire di tasse</text:span></text:p>
            </text:list-item>
            <text:list-item>
              <text:p text:style-name="P32">Riforma per la scuola: laica e obbligatoria per 2 anni, nonostante ciò i più poveri non andarono a scuola per la lontananza (30% a 50% alfabetizzazione)</text:p>
            </text:list-item>
            <text:list-item>
              <text:p text:style-name="P33">Politica protezionistica (tasse per i prodotti esteri) <text:span text:style-name="T20">per favori l'economia</text:span>, <text:span text:style-name="T20">anche la Francia adotta la stessa misura sui prodotti italiani</text:span></text:p>
            </text:list-item>
            <text:list-item>
              <text:p text:style-name="P34">1882 Triplice alleanza con Germania e Austria (anche se contraria agli Italiani perché non avevano ceduto Trento e Trieste)</text:p>
            </text:list-item>
          </text:list>
        </text:list-item>
        <text:list-item>
          <text:p text:style-name="P35">1887 Governo Crispi <text:span text:style-name="T21">(</text:span><text:span text:style-name="T8">politica aggressiva</text:span><text:span text:style-name="T21">)</text:span></text:p>
          <text:list>
            <text:list-item>
              <text:p text:style-name="P36">Per dimostrare il Battesimo di Sangue mirò all'Eritrea che ottene grazie al trattato di Uccialli e la formazione del protettorato</text:p>
            </text:list-item>
            <text:list-item>
              <text:p text:style-name="P37">Politica interna:</text:p>
              <text:list>
                <text:list-item>
                  <text:p text:style-name="P37">elezioni comunali (amministrazione e sindaco)</text:p>
                </text:list-item>
                <text:list-item>
                  <text:p text:style-name="P38">introdotto diritto di sciopero e associazione</text:p>
                </text:list-item>
                <text:list-item>
                  <text:p text:style-name="P38">abolita pena di morte</text:p>
                </text:list-item>
              </text:list>
            </text:list-item>
          </text:list>
        </text:list-item>
      </text:list>
      <text:list xml:id="list2801038031721372649" text:style-name="L1">
        <text:list-item>
          <text:p text:style-name="P4">Differenza tra anarchici e socialisti</text:p>
          <text:list>
            <text:list-item>
              <text:p text:style-name="P4">Anarchici non riconoscono alcun potere sopra di loro</text:p>
            </text:list-item>
            <text:list-item>
              <text:p text:style-name="P4">Socialisti concedono a tutte le classi l'esercizio del potere</text:p>
            </text:list-item>
          </text:list>
        </text:list-item>
        <text:list-item>
          <text:p text:style-name="P5">Questione Meridionale</text:p>
          <text:list>
            <text:list-item>
              <text:p text:style-name="P6">Nord e sud anche dopo l'unificazione hanno un livello economico molto diverso <text:span text:style-name="T12">(Milano, Torino, Genova, il triangolo industriale)</text:span></text:p>
            </text:list-item>
            <text:list-item>
              <text:p text:style-name="P7">Positivismo: <text:span text:style-name="T13">alcuni erano destinati ad avere vantaggi dal progresso perché più capaci di altri</text:span></text:p>
            </text:list-item>
            <text:list-item>
              <text:p text:style-name="P8">Si diffonde l'idea della presenza di due razze in Italia: ari e mediterranei (meno capaci)</text:p>
            </text:list-item>
            <text:list-item>
              <text:p text:style-name="P9"><text:soft-page-break/>Dopo le iniziali proteste del Sud, ben presto si spensero a causa della forte emigrazione della parte attiva della popolazione</text:p>
            </text:list-item>
          </text:list>
        </text:list-item>
        <text:list-item>
          <text:p text:style-name="P4">Diffusione del socialismo in Italia</text:p>
          <text:list>
            <text:list-item>
              <text:p text:style-name="P4">Si diffonde lentamente</text:p>
            </text:list-item>
            <text:list-item>
              <text:p text:style-name="P4">è una corrente moderata</text:p>
            </text:list-item>
            <text:list-item>
              <text:p text:style-name="P4">Il primo giornale socialista è “La Critica Sociale” di Costa</text:p>
            </text:list-item>
            <text:list-item>
              <text:p text:style-name="P10">Verso fine '800 nasce il partito socialista e il giornale “Avanti!”, di cui diverrà parte anche Mussolini</text:p>
            </text:list-item>
          </text:list>
        </text:list-item>
        <text:list-item>
          <text:p text:style-name="P10">La diffusione del socialismo porta ad alcune rivolte in Italia, le quali sono soppresse con la forza</text:p>
          <text:list>
            <text:list-item>
              <text:p text:style-name="P10">Il governo Crispi è costretto alle dimissioni</text:p>
            </text:list-item>
          </text:list>
        </text:list-item>
        <text:list-item>
          <text:p text:style-name="P10">1891-1892 Governo di Antonio Di Rudinì ( <text:span text:style-name="T3">m</text:span><text:span text:style-name="T2">oderato </text:span>)</text:p>
          <text:list>
            <text:list-item>
              <text:p text:style-name="P10">Governo provvisorio</text:p>
            </text:list-item>
          </text:list>
        </text:list-item>
        <text:list-item>
          <text:p text:style-name="P10">1893-1894 Governo di Giolitti</text:p>
          <text:list>
            <text:list-item>
              <text:p text:style-name="P11">Dimissioni a causa dello scandalo della banca romana</text:p>
              <text:list>
                <text:list-item>
                  <text:p text:style-name="P11">6 banche italiane coniavano moneta e tutte coniavano più monete del dovuto, la banca romana stampa una doppia serie di banconote per coprire un ammanco (2 banconote con stesso numero di serie)</text:p>
                </text:list-item>
              </text:list>
            </text:list-item>
          </text:list>
        </text:list-item>
        <text:list-item>
          <text:p text:style-name="P11">Governo Crispi <text:span text:style-name="T1">(</text:span> <text:span text:style-name="T2">autoritari</text:span><text:span text:style-name="T4">o</text:span> <text:span text:style-name="T1">)</text:span></text:p>
          <text:list>
            <text:list-item>
              <text:p text:style-name="P11">repressione nuovi moti</text:p>
            </text:list-item>
            <text:list-item>
              <text:p text:style-name="P11">programma una campagna in Etiopia</text:p>
            </text:list-item>
            <text:list-item>
              <text:p text:style-name="P11">Dimissioni a causa di una pesante sconfitta ad Adua (tramonta l'idea del battesimo di sangue)</text:p>
            </text:list-item>
          </text:list>
        </text:list-item>
        <text:list-item>
          <text:p text:style-name="P11">Governo Di Rudinì <text:span text:style-name="T1">( </text:span><text:span text:style-name="T3">moderato, poi <text:s/>autoritario</text:span><text:span text:style-name="T1"> )</text:span></text:p>
          <text:list>
            <text:list-item>
              <text:p text:style-name="P12">Promulga un amnistia</text:p>
            </text:list-item>
            <text:list-item>
              <text:p text:style-name="P12">Aumenta il prezzo del pane, scatenando rivolte, poi soppresse nel sangue</text:p>
            </text:list-item>
            <text:list-item>
              <text:p text:style-name="P13">Viene tolta la libertà di stampa e parola</text:p>
            </text:list-item>
            <text:list-item>
              <text:p text:style-name="P14">Dimissioni</text:p>
            </text:list-item>
          </text:list>
        </text:list-item>
        <text:list-item>
          <text:p text:style-name="P15">Governo del Generale Pelloux ( <text:span text:style-name="T2">moderato, poi autoritario</text:span> )</text:p>
          <text:list>
            <text:list-item>
              <text:p text:style-name="P16">Prova a far approvare alcune leggi ma la sinistra si oppone con l'ostruzionismo</text:p>
            </text:list-item>
            <text:list-item>
              <text:p text:style-name="P16">Dimissioni e nuove elezioni</text:p>
            </text:list-item>
          </text:list>
        </text:list-item>
        <text:list-item>
          <text:p text:style-name="P17">Governo Saracco ( <text:span text:style-name="T2">governo di pacificazione </text:span><text:span text:style-name="T5">nazionale</text:span><text:span text:style-name="T9"> </text:span>)</text:p>
          <text:list>
            <text:list-item>
              <text:p text:style-name="P18"><text:soft-page-break/>1900 assassinio di Umberto I <text:span text:style-name="T11">ad opera di un anarchico ( Gaetano Bresci )</text:span>, <text:span text:style-name="T10">nonostante ciò il successore mantiene la linea politica di pacificazione</text:span></text:p>
            </text:list-item>
          </text:list>
        </text:list-item>
        <text:list-item>
          <text:p text:style-name="P19">1903-1905 Governo Giolitti <text:span text:style-name="T15">(</text:span><text:span text:style-name="T6">trasformista, accontenta sia destra sia sinistra</text:span><text:span text:style-name="T15">)</text:span></text:p>
          <text:list>
            <text:list-item>
              <text:p text:style-name="P19">Lo Stato, secondo Giolitti, era il mediatore e non doveva intervenire nei conflitti sociali poiché si sarebbero esauriti da soli</text:p>
            </text:list-item>
            <text:list-item>
              <text:p text:style-name="P20">Questo governo favorisce le clientele</text:p>
            </text:list-item>
            <text:list-item>
              <text:p text:style-name="P20">Grandi capitali dall'estero favoriscono l'economia</text:p>
            </text:list-item>
            <text:list-item>
              <text:p text:style-name="P20">Nascono banche miste, che concedono finanziamenti a lungo termine per l'industria soprattutto quella pesante</text:p>
            </text:list-item>
            <text:list-item>
              <text:p text:style-name="P21">Socialisti in Italia:</text:p>
              <text:list>
                <text:list-item>
                  <text:p text:style-name="P21">Riformisti, arrivare al socialismo attraverso graduali riforme</text:p>
                  <text:list>
                    <text:list-item>
                      <text:p text:style-name="P21">Giolitti cerca il loro appoggio e quello di Turati, ma rifiutano per evitare un eccessivo distacco dai massimalisti</text:p>
                    </text:list-item>
                  </text:list>
                </text:list-item>
                <text:list-item>
                  <text:p text:style-name="P21">Massimalisti, arrivare al socialismo con la rivolta</text:p>
                </text:list-item>
              </text:list>
            </text:list-item>
            <text:list-item>
              <text:p text:style-name="P22">Giolitti ottiene il tacito consenso da Pio X, permettendo ai cattolici di partecipare alla politica, poiché temeva un allargamento dei consensi <text:span text:style-name="T14">per i </text:span>socialisti</text:p>
            </text:list-item>
            <text:list-item>
              <text:p text:style-name="P23">I nazionalisti chiedevano una campagna in Libia</text:p>
              <text:list>
                <text:list-item>
                  <text:p text:style-name="P23">Doveva essere usata per la manodopera in eccesso e da territorio di sfruttamento</text:p>
                </text:list-item>
                <text:list-item>
                  <text:p text:style-name="P24">La reale motivazione era che molti nazionalisti, proprietari di industrie pesanti, volevano incrementare le vendite</text:p>
                </text:list-item>
                <text:list-item>
                  <text:p text:style-name="P25">1911-1912 Campagna di Libia, conquistata con il dodecaneso dopo la Pace di Losanna</text:p>
                </text:list-item>
              </text:list>
            </text:list-item>
            <text:list-item>
              <text:p text:style-name="P26">I socialisti chiedono il suffragio universale maschile</text:p>
              <text:list>
                <text:list-item>
                  <text:p text:style-name="P26">1912 possono votare:</text:p>
                  <text:list>
                    <text:list-item>
                      <text:p text:style-name="P26">uomini analfabeti con più di 30 anni</text:p>
                    </text:list-item>
                    <text:list-item>
                      <text:p text:style-name="P26">alfabetizzati con più di 21 anni</text:p>
                    </text:list-item>
                    <text:list-item>
                      <text:p text:style-name="P27">chi aveva prestato servizio militare (che era obbligatorio)</text:p>
                    </text:list-item>
                  </text:list>
                </text:list-item>
              </text:list>
            </text:list-item>
            <text:list-item>
              <text:p text:style-name="P28">Patto Gentiloni: per ottenere l'appoggio dei Cattolici, Giolitti ottiene dal Papa il permesso ai cattolici di intervenine col voto in politica</text:p>
              <text:list>
                <text:list-item>
                  <text:p text:style-name="P28">una parte di cattolici raccolta intorno a Don Romolo Murri chiede la formazione di un partito</text:p>
                  <text:list>
                    <text:list-item>
                      <text:p text:style-name="P28">Murri è scomunicato e solo nel secondo dopoguerra si formerà un partito</text:p>
                    </text:list-item>
                  </text:list>
                </text:list-item>
                <text:list-item>
                  <text:p text:style-name="P28">gli intransigenti sono a sfavore della partecipazione in politica </text:p>
                </text:list-item>
              </text:list>
              <text:p text:style-name="P18"><text:soft-page-break/></text:p>
            </text:list-item>
          </text:list>
        </text:list-item>
      </text:list>
      <text:p text:style-name="P2"/>
      <text:list xml:id="list174018305628582" text:continue-numbering="true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5:31:33.055000000</meta:creation-date>
    <dc:date>2016-09-29T17:40:16.563000000</dc:date>
    <meta:editing-duration>PT2H29M53S</meta:editing-duration>
    <meta:editing-cycles>50</meta:editing-cycles>
    <meta:generator>LibreOffice/5.0.5.2$Windows_x86 LibreOffice_project/55b006a02d247b5f7215fc6ea0fde844b30035b3</meta:generator>
    <meta:document-statistic meta:table-count="0" meta:image-count="0" meta:object-count="0" meta:page-count="4" meta:paragraph-count="76" meta:word-count="855" meta:character-count="5155" meta:non-whitespace-character-count="4447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